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fo="urn:oasis:names:tc:opendocument:xmlns:xsl-fo-compatible:1.0" xmlns:style="urn:oasis:names:tc:opendocument:xmlns:style:1.0" xmlns:dc="http://purl.org/dc/elements/1.1/" xmlns:number="urn:oasis:names:tc:opendocument:xmlns:datastyle:1.0" office:version="1.2">
  <office:automatic-styles>
    <number:text-style style:name="textstyle">
      <number:text-content/>
    </number:text-style>
    <number:date-style style:name="datestyle">
      <number:year number:style="long"/>
      <number:text>-</number:text>
      <number:month number:style="long"/>
      <number:text>-</number:text>
      <number:day/>
    </number:date-style>
    <style:style style:family="table-cell" style:name="cel0">
      <style:text-properties fo:font-weight="bold"/>
    </style:style>
    <style:style style:family="table-cell" style:name="cel1">
      <style:table-cell-properties style:vertical-align="bottom"/>
      <style:text-properties fo:font-weight="bold" fo:font-size="10pt" fo:color="#000000"/>
    </style:style>
    <style:style style:family="table-row" style:name="ro0">
      <style:table-row-properties style:row-height="4.52mm"/>
    </style:style>
    <style:style style:family="table-column" style:name="co0">
      <style:table-column-properties style:column-width="22.58mm"/>
    </style:style>
    <style:style style:family="table-column" style:name="co1">
      <style:table-column-properties style:column-width="62.55mm"/>
    </style:style>
  </office:automatic-styles>
  <office:body>
    <office:spreadsheet>
      <table:table table:name="Sheet1">
        <table:table-column table:style-name="co0"/>
        <table:table-column table:style-name="co1"/>
        <table:table-column table:number-columns-repeated="5" table:style-name="co0"/>
        <table:table-column table:number-columns-repeated="14"/>
        <table:table-row table:style-name="ro0">
          <table:table-cell table:style-name="cel0" office:value-type="string">
            <text:p>num</text:p>
          </table:table-cell>
          <table:table-cell table:style-name="cel0" office:value-type="string">
            <text:p>id</text:p>
          </table:table-cell>
          <table:table-cell table:style-name="cel1" office:value-type="string">
            <text:p>name</text:p>
          </table:table-cell>
          <table:table-cell table:style-name="cel1" office:value-type="string">
            <text:p>type</text:p>
          </table:table-cell>
          <table:table-cell table:style-name="cel1" office:value-type="string">
            <text:p>subtype</text:p>
          </table:table-cell>
          <table:table-cell table:style-name="cel0" office:value-type="string">
            <text:p>lang</text:p>
          </table:table-cell>
          <table:table-cell table:style-name="cel0" office:value-type="string">
            <text:p>url</text:p>
          </table:table-cell>
          <table:table-cell office:value-type="string">
            <text:p>LOC</text:p>
          </table:table-cell>
          <table:table-cell office:value-type="string">
            <text:p>NC</text:p>
          </table:table-cell>
          <table:table-cell office:value-type="string">
            <text:p>NoM</text:p>
          </table:table-cell>
          <table:table-cell office:value-type="string">
            <text:p>DIT</text:p>
          </table:table-cell>
          <table:table-cell office:value-type="string">
            <text:p>WMC</text:p>
          </table:table-cell>
          <table:table-cell office:value-type="string">
            <text:p>RFC</text:p>
          </table:table-cell>
          <table:table-cell office:value-type="string">
            <text:p>CBO</text:p>
          </table:table-cell>
          <table:table-cell table:number-columns-repeated="7"/>
        </table:table-row>
        <table:table-row table:style-name="ro0">
          <table:table-cell office:value-type="float" office:value="1.0">
            <text:p>1.0</text:p>
          </table:table-cell>
          <table:table-cell office:value-type="string">
            <text:p>pr1_Android_FileManager</text:p>
          </table:table-cell>
          <table:table-cell office:value-type="string">
            <text:p>File-Manager-for-android</text:p>
          </table:table-cell>
          <table:table-cell office:value-type="string">
            <text:p>FM</text:p>
          </table:table-cell>
          <table:table-cell/>
          <table:table-cell office:value-type="string">
            <text:p>J</text:p>
          </table:table-cell>
          <table:table-cell office:value-type="string">
            <text:p>https://github.com/prateek2211/File-Manager-for-android</text:p>
          </table:table-cell>
          <table:table-cell office:value-type="string">
            <text:p>2515</text:p>
          </table:table-cell>
          <table:table-cell office:value-type="string">
            <text:p>13</text:p>
          </table:table-cell>
          <table:table-cell office:value-type="string">
            <text:p>118</text:p>
          </table:table-cell>
          <table:table-cell office:value-type="string">
            <text:p>55</text:p>
          </table:table-cell>
          <table:table-cell office:value-type="string">
            <text:p>398</text:p>
          </table:table-cell>
          <table:table-cell office:value-type="string">
            <text:p>568</text:p>
          </table:table-cell>
          <table:table-cell office:value-type="string">
            <text:p>214</text:p>
          </table:table-cell>
          <table:table-cell table:number-columns-repeated="7"/>
        </table:table-row>
        <table:table-row table:style-name="ro0">
          <table:table-cell office:value-type="float" office:value="2.0">
            <text:p>2.0</text:p>
          </table:table-cell>
          <table:table-cell office:value-type="string">
            <text:p>pr2_Android_FileManager</text:p>
          </table:table-cell>
          <table:table-cell office:value-type="string">
            <text:p>FileManager</text:p>
          </table:table-cell>
          <table:table-cell office:value-type="string">
            <text:p>FM</text:p>
          </table:table-cell>
          <table:table-cell/>
          <table:table-cell office:value-type="string">
            <text:p>J</text:p>
          </table:table-cell>
          <table:table-cell office:value-type="string">
            <text:p>https://github.com/realDuYuanChao/FileManager/</text:p>
          </table:table-cell>
          <table:table-cell office:value-type="string">
            <text:p>1080</text:p>
          </table:table-cell>
          <table:table-cell office:value-type="string">
            <text:p>21</text:p>
          </table:table-cell>
          <table:table-cell office:value-type="string">
            <text:p>123</text:p>
          </table:table-cell>
          <table:table-cell office:value-type="string">
            <text:p>47</text:p>
          </table:table-cell>
          <table:table-cell office:value-type="string">
            <text:p>210</text:p>
          </table:table-cell>
          <table:table-cell office:value-type="string">
            <text:p>304</text:p>
          </table:table-cell>
          <table:table-cell office:value-type="string">
            <text:p>191</text:p>
          </table:table-cell>
          <table:table-cell table:number-columns-repeated="7"/>
        </table:table-row>
        <table:table-row table:style-name="ro0">
          <table:table-cell office:value-type="float" office:value="3.0">
            <text:p>3.0</text:p>
          </table:table-cell>
          <table:table-cell office:value-type="string">
            <text:p>pr3_Android_AnExplorer</text:p>
          </table:table-cell>
          <table:table-cell office:value-type="string">
            <text:p>AnExplorer</text:p>
          </table:table-cell>
          <table:table-cell office:value-type="string">
            <text:p>FM</text:p>
          </table:table-cell>
          <table:table-cell/>
          <table:table-cell office:value-type="string">
            <text:p>J</text:p>
          </table:table-cell>
          <table:table-cell office:value-type="string">
            <text:p>https://github.com/1hakr/AnExplorer</text:p>
          </table:table-cell>
          <table:table-cell office:value-type="string">
            <text:p>37922</text:p>
          </table:table-cell>
          <table:table-cell office:value-type="string">
            <text:p>255</text:p>
          </table:table-cell>
          <table:table-cell office:value-type="string">
            <text:p>3444</text:p>
          </table:table-cell>
          <table:table-cell office:value-type="string">
            <text:p>908</text:p>
          </table:table-cell>
          <table:table-cell office:value-type="string">
            <text:p>7774</text:p>
          </table:table-cell>
          <table:table-cell office:value-type="string">
            <text:p>7035</text:p>
          </table:table-cell>
          <table:table-cell office:value-type="string">
            <text:p>3159</text:p>
          </table:table-cell>
          <table:table-cell table:number-columns-repeated="7"/>
        </table:table-row>
        <table:table-row table:style-name="ro0">
          <table:table-cell office:value-type="float" office:value="4.0">
            <text:p>4.0</text:p>
          </table:table-cell>
          <table:table-cell office:value-type="string">
            <text:p>pr4_JavaSE_FileRenamer</text:p>
          </table:table-cell>
          <table:table-cell office:value-type="string">
            <text:p>filerenamer</text:p>
          </table:table-cell>
          <table:table-cell office:value-type="string">
            <text:p>FM</text:p>
          </table:table-cell>
          <table:table-cell/>
          <table:table-cell office:value-type="string">
            <text:p>J</text:p>
          </table:table-cell>
          <table:table-cell office:value-type="string">
            <text:p>https://github.com/perdian/filerenamer</text:p>
          </table:table-cell>
          <table:table-cell office:value-type="string">
            <text:p>984</text:p>
          </table:table-cell>
          <table:table-cell office:value-type="string">
            <text:p>16</text:p>
          </table:table-cell>
          <table:table-cell office:value-type="string">
            <text:p>122</text:p>
          </table:table-cell>
          <table:table-cell office:value-type="string">
            <text:p>26</text:p>
          </table:table-cell>
          <table:table-cell office:value-type="string">
            <text:p>171</text:p>
          </table:table-cell>
          <table:table-cell office:value-type="string">
            <text:p>292</text:p>
          </table:table-cell>
          <table:table-cell office:value-type="string">
            <text:p>117</text:p>
          </table:table-cell>
          <table:table-cell table:number-columns-repeated="7"/>
        </table:table-row>
        <table:table-row table:style-name="ro0">
          <table:table-cell office:value-type="float" office:value="5.0">
            <text:p>5.0</text:p>
          </table:table-cell>
          <table:table-cell office:value-type="string">
            <text:p>pr5_javaSE_CodeSeriff</text:p>
          </table:table-cell>
          <table:table-cell office:value-type="string">
            <text:p>codesheriff</text:p>
          </table:table-cell>
          <table:table-cell office:value-type="string">
            <text:p>FM</text:p>
          </table:table-cell>
          <table:table-cell/>
          <table:table-cell office:value-type="string">
            <text:p>J</text:p>
          </table:table-cell>
          <table:table-cell office:value-type="string">
            <text:p>https://github.com/mauricioaniche/codesheriff</text:p>
          </table:table-cell>
          <table:table-cell office:value-type="string">
            <text:p>436</text:p>
          </table:table-cell>
          <table:table-cell office:value-type="string">
            <text:p>28</text:p>
          </table:table-cell>
          <table:table-cell office:value-type="string">
            <text:p>99</text:p>
          </table:table-cell>
          <table:table-cell office:value-type="string">
            <text:p>42</text:p>
          </table:table-cell>
          <table:table-cell office:value-type="string">
            <text:p>109</text:p>
          </table:table-cell>
          <table:table-cell office:value-type="string">
            <text:p>117</text:p>
          </table:table-cell>
          <table:table-cell office:value-type="string">
            <text:p>119</text:p>
          </table:table-cell>
          <table:table-cell table:number-columns-repeated="7"/>
        </table:table-row>
        <table:table-row table:style-name="ro0">
          <table:table-cell office:value-type="float" office:value="6.0">
            <text:p>6.0</text:p>
          </table:table-cell>
          <table:table-cell office:value-type="string">
            <text:p>pr6_javaSE_lib_apacheCommonCSV</text:p>
          </table:table-cell>
          <table:table-cell office:value-type="string">
            <text:p>Commons-csv</text:p>
          </table:table-cell>
          <table:table-cell office:value-type="string">
            <text:p>FM</text:p>
          </table:table-cell>
          <table:table-cell/>
          <table:table-cell office:value-type="string">
            <text:p>J</text:p>
          </table:table-cell>
          <table:table-cell office:value-type="string">
            <text:p>https://github.com/apache/commons-csv/</text:p>
          </table:table-cell>
          <table:table-cell office:value-type="string">
            <text:p>2308</text:p>
          </table:table-cell>
          <table:table-cell office:value-type="string">
            <text:p>9</text:p>
          </table:table-cell>
          <table:table-cell office:value-type="string">
            <text:p>268</text:p>
          </table:table-cell>
          <table:table-cell office:value-type="string">
            <text:p>23</text:p>
          </table:table-cell>
          <table:table-cell office:value-type="string">
            <text:p>626</text:p>
          </table:table-cell>
          <table:table-cell office:value-type="string">
            <text:p>352</text:p>
          </table:table-cell>
          <table:table-cell office:value-type="string">
            <text:p>53</text:p>
          </table:table-cell>
          <table:table-cell table:number-columns-repeated="7"/>
        </table:table-row>
        <table:table-row table:style-name="ro0">
          <table:table-cell office:value-type="float" office:value="7.0">
            <text:p>7.0</text:p>
          </table:table-cell>
          <table:table-cell office:value-type="string">
            <text:p>pr7_javaSE_YouTube-Comment-Suite</text:p>
          </table:table-cell>
          <table:table-cell office:value-type="string">
            <text:p>youtube-comment-suite</text:p>
          </table:table-cell>
          <table:table-cell office:value-type="string">
            <text:p>FM</text:p>
          </table:table-cell>
          <table:table-cell/>
          <table:table-cell office:value-type="string">
            <text:p>J</text:p>
          </table:table-cell>
          <table:table-cell office:value-type="string">
            <text:p>https://github.com/mattwright324/youtube-comment-suite</text:p>
          </table:table-cell>
          <table:table-cell office:value-type="string">
            <text:p>7075</text:p>
          </table:table-cell>
          <table:table-cell office:value-type="string">
            <text:p>76</text:p>
          </table:table-cell>
          <table:table-cell office:value-type="string">
            <text:p>778</text:p>
          </table:table-cell>
          <table:table-cell office:value-type="string">
            <text:p>128</text:p>
          </table:table-cell>
          <table:table-cell office:value-type="string">
            <text:p>1265</text:p>
          </table:table-cell>
          <table:table-cell office:value-type="string">
            <text:p>2521</text:p>
          </table:table-cell>
          <table:table-cell office:value-type="string">
            <text:p>836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office:version="1.2"/>
</file>